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4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7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공간을 먹는 악어</text:p>
          </table:table-cell>
          <table:table-cell table:style-name="ce15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홈페이지 : <text:a xlink:href="https://chalkseagull.com/" xlink:type="simple">https://chalkseagull.com/</text:a></text:p>
            <text:p/>
            <text:p>청강문화산업대학교 게임콘텐츠스쿨 2학년 재학중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냥냥펀치!</text:p>
          </table:table-cell>
          <table:table-cell table:style-name="ce15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nomaryda" xlink:type="simple">https://twitter.com/nomaryda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도박묵시록 다구리: Remastered</text:p>
          </table:table-cell>
          <table:table-cell table:style-name="ce15" office:value-type="string" calcext:value-type="string">
            <text:p>DAGURI: Gambling Apocalypse</text:p>
          </table:table-cell>
          <table:table-cell table:style-name="ce14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14" office:value-type="string" calcext:value-type="string">
            <text:p>DakeCraft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span text:style-name="T1"><text:a xlink:href="https://dakecraft.com/" xlink:type="simple">https://dakecraft.com/</text:a></text:span></text:p>
            <text:p/>
            <text:p><text:span text:style-name="T1">데크크래프트(DakeCraft) | 박성준 (1998년생/남)</text:span></text:p>
            <text:p><text:span text:style-name="T1">✉ E-mail: </text:span><text:span text:style-name="T1"><text:a xlink:href="mailto:book732732@naver.com" xlink:type="simple">book732732@naver.com</text:a></text:span><text:span text:style-name="T1">| 📱 Discord: 데크크래프트#4923</text:span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 table:style-name="ce50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스플릿 스퀘어</text:p>
          </table:table-cell>
          <table:table-cell table:style-name="ce15" office:value-type="string" calcext:value-type="string">
            <text:p>Split square</text:p>
          </table:table-cell>
          <table:table-cell table:style-name="ce14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number-columns-repeated="2" table:style-name="ce14" office:value-type="string" calcext:value-type="string">
            <text:p>Shedin</text:p>
          </table:table-cell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엠버스 러브: 잔불의 사랑</text:p>
          </table:table-cell>
          <table:table-cell table:style-name="ce15" office:value-type="string" calcext:value-type="string">
            <text:p>Ember's Love</text:p>
          </table:table-cell>
          <table:table-cell table:style-name="ce14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14" office:value-type="string" calcext:value-type="string">
            <text:p>LeeBbunsik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oken Blade: Prelude</text:p>
          </table:table-cell>
          <table:table-cell table:style-name="ce14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14" office:value-type="string" calcext:value-type="string">
            <text:p>DakeCraft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number-columns-repeated="2" table:style-name="ce14" office:value-type="string" calcext:value-type="string">
            <text:p>Ice Shovel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7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40:list.L40">
            <calcext:condition calcext:apply-style-name="Accent" calcext:value="=b" calcext:base-cell-address="list.L40"/>
          </calcext:conditional-format>
          <calcext:conditional-format calcext:target-range-address="list.B3:list.B187">
            <calcext:condition calcext:apply-style-name="Error" calcext:value="duplicate" calcext:base-cell-address="list.B3"/>
          </calcext:conditional-format>
          <calcext:conditional-format calcext:target-range-address="list.C3:list.C187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66:list.C167" table:on-update-keep-styles="true" table:on-update-keep-size="false"/>
        <table:database-range table:name="__Anonymous_Sheet_DB__0" table:target-range-address="list.B2:list.H18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1:17:58.56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4-01-01T11:26:26.452000000</dc:date>
    <meta:editing-duration>P1DT13H21M36S</meta:editing-duration>
    <meta:editing-cycles>556</meta:editing-cycles>
    <meta:document-statistic meta:table-count="1" meta:cell-count="145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